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Document d’utilisation</text:p>
      <text:h text:style-name="Titre1" text:outline-level="1">Utilisation de l’interface graphique</text:h>
      <text:h text:style-name="Titre2" text:outline-level="2">Master<text:s/></text:h>
      <text:p text:style-name="Normal"/>
      <text:h text:style-name="Titre2" text:outline-level="2">Clients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9:00Z</meta:creation-date>
    <dc:date>2025-12-15T07:50:00Z</dc:date>
    <meta:template xlink:href="Normal.dotm" xlink:type="simple"/>
    <meta:editing-cycles>1</meta:editing-cycles>
    <meta:editing-duration>PT0S</meta:editing-duration>
    <meta:document-statistic meta:page-count="1" meta:paragraph-count="1" meta:word-count="12" meta:character-count="77" meta:row-count="1" meta:non-whitespace-character-count="66"/>
  </office:meta>
</office:document-meta>
</file>